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</office:automatic-styles>
  <office:body>
    <office:spreadsheet>
      <table:table table:name="Planilha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formula="of:=[.A1]*[.A1]" office:value-type="float" office:value="1" calcext:value-type="float">
            <text:p>1</text:p>
          </table:table-cell>
          <table:table-cell table:formula="of:=[.B1]/[.$B$60]" office:value-type="percentage" office:value="0.0000142429853297251" calcext:value-type="percentage">
            <text:p>0,00%</text:p>
          </table:table-cell>
          <table:table-cell table:formula="of:=[.A1]*10" office:value-type="float" office:value="10" calcext:value-type="float">
            <text:p>10</text:p>
          </table:table-cell>
          <table:table-cell table:formula="of:=[.D1]/[.$D$60]" office:value-type="percentage" office:value="0.000564971751412429" calcext:value-type="percentage">
            <text:p>0,0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[.A2]" office:value-type="float" office:value="4" calcext:value-type="float">
            <text:p>4</text:p>
          </table:table-cell>
          <table:table-cell table:formula="of:=[.B2]/[.$B$60]" office:value-type="percentage" office:value="0.0000569719413189004" calcext:value-type="percentage">
            <text:p>0,01%</text:p>
          </table:table-cell>
          <table:table-cell table:formula="of:=[.A2]*10" office:value-type="float" office:value="20" calcext:value-type="float">
            <text:p>20</text:p>
          </table:table-cell>
          <table:table-cell table:formula="of:=[.D2]/[.$D$60]" office:value-type="percentage" office:value="0.00112994350282486" calcext:value-type="percentage">
            <text:p>0,1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*[.A3]" office:value-type="float" office:value="9" calcext:value-type="float">
            <text:p>9</text:p>
          </table:table-cell>
          <table:table-cell table:formula="of:=[.B3]/[.$B$60]" office:value-type="percentage" office:value="0.000128186867967526" calcext:value-type="percentage">
            <text:p>0,01%</text:p>
          </table:table-cell>
          <table:table-cell table:formula="of:=[.A3]*10" office:value-type="float" office:value="30" calcext:value-type="float">
            <text:p>30</text:p>
          </table:table-cell>
          <table:table-cell table:formula="of:=[.D3]/[.$D$60]" office:value-type="percentage" office:value="0.00169491525423729" calcext:value-type="percentage">
            <text:p>0,1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*[.A4]" office:value-type="float" office:value="16" calcext:value-type="float">
            <text:p>16</text:p>
          </table:table-cell>
          <table:table-cell table:formula="of:=[.B4]/[.$B$60]" office:value-type="percentage" office:value="0.000227887765275602" calcext:value-type="percentage">
            <text:p>0,02%</text:p>
          </table:table-cell>
          <table:table-cell table:formula="of:=[.A4]*10" office:value-type="float" office:value="40" calcext:value-type="float">
            <text:p>40</text:p>
          </table:table-cell>
          <table:table-cell table:formula="of:=[.D4]/[.$D$60]" office:value-type="percentage" office:value="0.00225988700564972" calcext:value-type="percentage">
            <text:p>0,23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[.A5]" office:value-type="float" office:value="25" calcext:value-type="float">
            <text:p>25</text:p>
          </table:table-cell>
          <table:table-cell table:formula="of:=[.B5]/[.$B$60]" office:value-type="percentage" office:value="0.000356074633243128" calcext:value-type="percentage">
            <text:p>0,04%</text:p>
          </table:table-cell>
          <table:table-cell table:formula="of:=[.A5]*10" office:value-type="float" office:value="50" calcext:value-type="float">
            <text:p>50</text:p>
          </table:table-cell>
          <table:table-cell table:formula="of:=[.D5]/[.$D$60]" office:value-type="percentage" office:value="0.00282485875706215" calcext:value-type="percentage">
            <text:p>0,28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*[.A6]" office:value-type="float" office:value="36" calcext:value-type="float">
            <text:p>36</text:p>
          </table:table-cell>
          <table:table-cell table:formula="of:=[.B6]/[.$B$60]" office:value-type="percentage" office:value="0.000512747471870104" calcext:value-type="percentage">
            <text:p>0,05%</text:p>
          </table:table-cell>
          <table:table-cell table:formula="of:=[.A6]*10" office:value-type="float" office:value="60" calcext:value-type="float">
            <text:p>60</text:p>
          </table:table-cell>
          <table:table-cell table:formula="of:=[.D6]/[.$D$60]" office:value-type="percentage" office:value="0.00338983050847458" calcext:value-type="percentage">
            <text:p>0,34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*[.A7]" office:value-type="float" office:value="49" calcext:value-type="float">
            <text:p>49</text:p>
          </table:table-cell>
          <table:table-cell table:formula="of:=[.B7]/[.$B$60]" office:value-type="percentage" office:value="0.00069790628115653" calcext:value-type="percentage">
            <text:p>0,07%</text:p>
          </table:table-cell>
          <table:table-cell table:formula="of:=[.A7]*10" office:value-type="float" office:value="70" calcext:value-type="float">
            <text:p>70</text:p>
          </table:table-cell>
          <table:table-cell table:formula="of:=[.D7]/[.$D$60]" office:value-type="percentage" office:value="0.00395480225988701" calcext:value-type="percentage">
            <text:p>0,4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[.A8]" office:value-type="float" office:value="64" calcext:value-type="float">
            <text:p>64</text:p>
          </table:table-cell>
          <table:table-cell table:formula="of:=[.B8]/[.$B$60]" office:value-type="percentage" office:value="0.000911551061102407" calcext:value-type="percentage">
            <text:p>0,09%</text:p>
          </table:table-cell>
          <table:table-cell table:formula="of:=[.A8]*10" office:value-type="float" office:value="80" calcext:value-type="float">
            <text:p>80</text:p>
          </table:table-cell>
          <table:table-cell table:formula="of:=[.D8]/[.$D$60]" office:value-type="percentage" office:value="0.00451977401129944" calcext:value-type="percentage">
            <text:p>0,4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*[.A9]" office:value-type="float" office:value="81" calcext:value-type="float">
            <text:p>81</text:p>
          </table:table-cell>
          <table:table-cell table:formula="of:=[.B9]/[.$B$60]" office:value-type="percentage" office:value="0.00115368181170773" calcext:value-type="percentage">
            <text:p>0,12%</text:p>
          </table:table-cell>
          <table:table-cell table:formula="of:=[.A9]*10" office:value-type="float" office:value="90" calcext:value-type="float">
            <text:p>90</text:p>
          </table:table-cell>
          <table:table-cell table:formula="of:=[.D9]/[.$D$60]" office:value-type="percentage" office:value="0.00508474576271186" calcext:value-type="percentage">
            <text:p>0,5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]*[.A10]" office:value-type="float" office:value="100" calcext:value-type="float">
            <text:p>100</text:p>
          </table:table-cell>
          <table:table-cell table:formula="of:=[.B10]/[.$B$60]" office:value-type="percentage" office:value="0.00142429853297251" calcext:value-type="percentage">
            <text:p>0,14%</text:p>
          </table:table-cell>
          <table:table-cell table:formula="of:=[.A10]*10" office:value-type="float" office:value="100" calcext:value-type="float">
            <text:p>100</text:p>
          </table:table-cell>
          <table:table-cell table:formula="of:=[.D10]/[.$D$60]" office:value-type="percentage" office:value="0.00564971751412429" calcext:value-type="percentage">
            <text:p>0,56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]*[.A11]" office:value-type="float" office:value="121" calcext:value-type="float">
            <text:p>121</text:p>
          </table:table-cell>
          <table:table-cell table:formula="of:=[.B11]/[.$B$60]" office:value-type="percentage" office:value="0.00172340122489674" calcext:value-type="percentage">
            <text:p>0,17%</text:p>
          </table:table-cell>
          <table:table-cell table:formula="of:=[.A11]*10" office:value-type="float" office:value="110" calcext:value-type="float">
            <text:p>110</text:p>
          </table:table-cell>
          <table:table-cell table:formula="of:=[.D11]/[.$D$60]" office:value-type="percentage" office:value="0.00621468926553672" calcext:value-type="percentage">
            <text:p>0,62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]*[.A12]" office:value-type="float" office:value="144" calcext:value-type="float">
            <text:p>144</text:p>
          </table:table-cell>
          <table:table-cell table:formula="of:=[.B12]/[.$B$60]" office:value-type="percentage" office:value="0.00205098988748042" calcext:value-type="percentage">
            <text:p>0,21%</text:p>
          </table:table-cell>
          <table:table-cell table:formula="of:=[.A12]*10" office:value-type="float" office:value="120" calcext:value-type="float">
            <text:p>120</text:p>
          </table:table-cell>
          <table:table-cell table:formula="of:=[.D12]/[.$D$60]" office:value-type="percentage" office:value="0.00677966101694915" calcext:value-type="percentage">
            <text:p>0,68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]*[.A13]" office:value-type="float" office:value="169" calcext:value-type="float">
            <text:p>169</text:p>
          </table:table-cell>
          <table:table-cell table:formula="of:=[.B13]/[.$B$60]" office:value-type="percentage" office:value="0.00240706452072354" calcext:value-type="percentage">
            <text:p>0,24%</text:p>
          </table:table-cell>
          <table:table-cell table:formula="of:=[.A13]*10" office:value-type="float" office:value="130" calcext:value-type="float">
            <text:p>130</text:p>
          </table:table-cell>
          <table:table-cell table:formula="of:=[.D13]/[.$D$60]" office:value-type="percentage" office:value="0.00734463276836158" calcext:value-type="percentage">
            <text:p>0,7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4]*[.A14]" office:value-type="float" office:value="196" calcext:value-type="float">
            <text:p>196</text:p>
          </table:table-cell>
          <table:table-cell table:formula="of:=[.B14]/[.$B$60]" office:value-type="percentage" office:value="0.00279162512462612" calcext:value-type="percentage">
            <text:p>0,28%</text:p>
          </table:table-cell>
          <table:table-cell table:formula="of:=[.A14]*10" office:value-type="float" office:value="140" calcext:value-type="float">
            <text:p>140</text:p>
          </table:table-cell>
          <table:table-cell table:formula="of:=[.D14]/[.$D$60]" office:value-type="percentage" office:value="0.00790960451977401" calcext:value-type="percentage">
            <text:p>0,79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5]*[.A15]" office:value-type="float" office:value="225" calcext:value-type="float">
            <text:p>225</text:p>
          </table:table-cell>
          <table:table-cell table:formula="of:=[.B15]/[.$B$60]" office:value-type="percentage" office:value="0.00320467169918815" calcext:value-type="percentage">
            <text:p>0,32%</text:p>
          </table:table-cell>
          <table:table-cell table:formula="of:=[.A15]*10" office:value-type="float" office:value="150" calcext:value-type="float">
            <text:p>150</text:p>
          </table:table-cell>
          <table:table-cell table:formula="of:=[.D15]/[.$D$60]" office:value-type="percentage" office:value="0.00847457627118644" calcext:value-type="percentage">
            <text:p>0,85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6]*[.A16]" office:value-type="float" office:value="256" calcext:value-type="float">
            <text:p>256</text:p>
          </table:table-cell>
          <table:table-cell table:formula="of:=[.B16]/[.$B$60]" office:value-type="percentage" office:value="0.00364620424440963" calcext:value-type="percentage">
            <text:p>0,36%</text:p>
          </table:table-cell>
          <table:table-cell table:formula="of:=[.A16]*10" office:value-type="float" office:value="160" calcext:value-type="float">
            <text:p>160</text:p>
          </table:table-cell>
          <table:table-cell table:formula="of:=[.D16]/[.$D$60]" office:value-type="percentage" office:value="0.00903954802259887" calcext:value-type="percentage">
            <text:p>0,9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7]*[.A17]" office:value-type="float" office:value="289" calcext:value-type="float">
            <text:p>289</text:p>
          </table:table-cell>
          <table:table-cell table:formula="of:=[.B17]/[.$B$60]" office:value-type="percentage" office:value="0.00411622276029056" calcext:value-type="percentage">
            <text:p>0,41%</text:p>
          </table:table-cell>
          <table:table-cell table:formula="of:=[.A17]*10" office:value-type="float" office:value="170" calcext:value-type="float">
            <text:p>170</text:p>
          </table:table-cell>
          <table:table-cell table:formula="of:=[.D17]/[.$D$60]" office:value-type="percentage" office:value="0.0096045197740113" calcext:value-type="percentage">
            <text:p>0,96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8]*[.A18]" office:value-type="float" office:value="324" calcext:value-type="float">
            <text:p>324</text:p>
          </table:table-cell>
          <table:table-cell table:formula="of:=[.B18]/[.$B$60]" office:value-type="percentage" office:value="0.00461472724683094" calcext:value-type="percentage">
            <text:p>0,46%</text:p>
          </table:table-cell>
          <table:table-cell table:formula="of:=[.A18]*10" office:value-type="float" office:value="180" calcext:value-type="float">
            <text:p>180</text:p>
          </table:table-cell>
          <table:table-cell table:formula="of:=[.D18]/[.$D$60]" office:value-type="percentage" office:value="0.0101694915254237" calcext:value-type="percentage">
            <text:p>1,02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9]*[.A19]" office:value-type="float" office:value="361" calcext:value-type="float">
            <text:p>361</text:p>
          </table:table-cell>
          <table:table-cell table:formula="of:=[.B19]/[.$B$60]" office:value-type="percentage" office:value="0.00514171770403076" calcext:value-type="percentage">
            <text:p>0,51%</text:p>
          </table:table-cell>
          <table:table-cell table:formula="of:=[.A19]*10" office:value-type="float" office:value="190" calcext:value-type="float">
            <text:p>190</text:p>
          </table:table-cell>
          <table:table-cell table:formula="of:=[.D19]/[.$D$60]" office:value-type="percentage" office:value="0.0107344632768362" calcext:value-type="percentage">
            <text:p>1,07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0]*[.A20]" office:value-type="float" office:value="400" calcext:value-type="float">
            <text:p>400</text:p>
          </table:table-cell>
          <table:table-cell table:formula="of:=[.B20]/[.$B$60]" office:value-type="percentage" office:value="0.00569719413189004" calcext:value-type="percentage">
            <text:p>0,57%</text:p>
          </table:table-cell>
          <table:table-cell table:formula="of:=[.A20]*10" office:value-type="float" office:value="200" calcext:value-type="float">
            <text:p>200</text:p>
          </table:table-cell>
          <table:table-cell table:formula="of:=[.D20]/[.$D$60]" office:value-type="percentage" office:value="0.0112994350282486" calcext:value-type="percentage">
            <text:p>1,13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1]*[.A21]" office:value-type="float" office:value="441" calcext:value-type="float">
            <text:p>441</text:p>
          </table:table-cell>
          <table:table-cell table:formula="of:=[.B21]/[.$B$60]" office:value-type="percentage" office:value="0.00628115653040877" calcext:value-type="percentage">
            <text:p>0,63%</text:p>
          </table:table-cell>
          <table:table-cell table:formula="of:=[.A21]*10" office:value-type="float" office:value="210" calcext:value-type="float">
            <text:p>210</text:p>
          </table:table-cell>
          <table:table-cell table:formula="of:=[.D21]/[.$D$60]" office:value-type="percentage" office:value="0.011864406779661" calcext:value-type="percentage">
            <text:p>1,19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2]*[.A22]" office:value-type="float" office:value="484" calcext:value-type="float">
            <text:p>484</text:p>
          </table:table-cell>
          <table:table-cell table:formula="of:=[.B22]/[.$B$60]" office:value-type="percentage" office:value="0.00689360489958695" calcext:value-type="percentage">
            <text:p>0,69%</text:p>
          </table:table-cell>
          <table:table-cell table:formula="of:=[.A22]*10" office:value-type="float" office:value="220" calcext:value-type="float">
            <text:p>220</text:p>
          </table:table-cell>
          <table:table-cell table:formula="of:=[.D22]/[.$D$60]" office:value-type="percentage" office:value="0.0124293785310734" calcext:value-type="percentage">
            <text:p>1,24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3]*[.A23]" office:value-type="float" office:value="529" calcext:value-type="float">
            <text:p>529</text:p>
          </table:table-cell>
          <table:table-cell table:formula="of:=[.B23]/[.$B$60]" office:value-type="percentage" office:value="0.00753453923942458" calcext:value-type="percentage">
            <text:p>0,75%</text:p>
          </table:table-cell>
          <table:table-cell table:formula="of:=[.A23]*10" office:value-type="float" office:value="230" calcext:value-type="float">
            <text:p>230</text:p>
          </table:table-cell>
          <table:table-cell table:formula="of:=[.D23]/[.$D$60]" office:value-type="percentage" office:value="0.0129943502824859" calcext:value-type="percentage">
            <text:p>1,3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4]*[.A24]" office:value-type="float" office:value="576" calcext:value-type="float">
            <text:p>576</text:p>
          </table:table-cell>
          <table:table-cell table:formula="of:=[.B24]/[.$B$60]" office:value-type="percentage" office:value="0.00820395954992166" calcext:value-type="percentage">
            <text:p>0,82%</text:p>
          </table:table-cell>
          <table:table-cell table:formula="of:=[.A24]*10" office:value-type="float" office:value="240" calcext:value-type="float">
            <text:p>240</text:p>
          </table:table-cell>
          <table:table-cell table:formula="of:=[.D24]/[.$D$60]" office:value-type="percentage" office:value="0.0135593220338983" calcext:value-type="percentage">
            <text:p>1,36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]*[.A25]" office:value-type="float" office:value="625" calcext:value-type="float">
            <text:p>625</text:p>
          </table:table-cell>
          <table:table-cell table:formula="of:=[.B25]/[.$B$60]" office:value-type="percentage" office:value="0.00890186583107819" calcext:value-type="percentage">
            <text:p>0,89%</text:p>
          </table:table-cell>
          <table:table-cell table:formula="of:=[.A25]*10" office:value-type="float" office:value="250" calcext:value-type="float">
            <text:p>250</text:p>
          </table:table-cell>
          <table:table-cell table:formula="of:=[.D25]/[.$D$60]" office:value-type="percentage" office:value="0.0141242937853107" calcext:value-type="percentage">
            <text:p>1,41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6]*[.A26]" office:value-type="float" office:value="676" calcext:value-type="float">
            <text:p>676</text:p>
          </table:table-cell>
          <table:table-cell table:formula="of:=[.B26]/[.$B$60]" office:value-type="percentage" office:value="0.00962825808289417" calcext:value-type="percentage">
            <text:p>0,96%</text:p>
          </table:table-cell>
          <table:table-cell table:formula="of:=[.A26]*10" office:value-type="float" office:value="260" calcext:value-type="float">
            <text:p>260</text:p>
          </table:table-cell>
          <table:table-cell table:formula="of:=[.D26]/[.$D$60]" office:value-type="percentage" office:value="0.0146892655367232" calcext:value-type="percentage">
            <text:p>1,47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7]*[.A27]" office:value-type="float" office:value="729" calcext:value-type="float">
            <text:p>729</text:p>
          </table:table-cell>
          <table:table-cell table:formula="of:=[.B27]/[.$B$60]" office:value-type="percentage" office:value="0.0103831363053696" calcext:value-type="percentage">
            <text:p>1,04%</text:p>
          </table:table-cell>
          <table:table-cell table:formula="of:=[.A27]*10" office:value-type="float" office:value="270" calcext:value-type="float">
            <text:p>270</text:p>
          </table:table-cell>
          <table:table-cell table:formula="of:=[.D27]/[.$D$60]" office:value-type="percentage" office:value="0.0152542372881356" calcext:value-type="percentage">
            <text:p>1,53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8]*[.A28]" office:value-type="float" office:value="784" calcext:value-type="float">
            <text:p>784</text:p>
          </table:table-cell>
          <table:table-cell table:formula="of:=[.B28]/[.$B$60]" office:value-type="percentage" office:value="0.0111665004985045" calcext:value-type="percentage">
            <text:p>1,12%</text:p>
          </table:table-cell>
          <table:table-cell table:formula="of:=[.A28]*10" office:value-type="float" office:value="280" calcext:value-type="float">
            <text:p>280</text:p>
          </table:table-cell>
          <table:table-cell table:formula="of:=[.D28]/[.$D$60]" office:value-type="percentage" office:value="0.015819209039548" calcext:value-type="percentage">
            <text:p>1,58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9]*[.A29]" office:value-type="float" office:value="841" calcext:value-type="float">
            <text:p>841</text:p>
          </table:table-cell>
          <table:table-cell table:formula="of:=[.B29]/[.$B$60]" office:value-type="percentage" office:value="0.0119783506622988" calcext:value-type="percentage">
            <text:p>1,20%</text:p>
          </table:table-cell>
          <table:table-cell table:formula="of:=[.A29]*10" office:value-type="float" office:value="290" calcext:value-type="float">
            <text:p>290</text:p>
          </table:table-cell>
          <table:table-cell table:formula="of:=[.D29]/[.$D$60]" office:value-type="percentage" office:value="0.0163841807909605" calcext:value-type="percentage">
            <text:p>1,64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0]*[.A30]" office:value-type="float" office:value="900" calcext:value-type="float">
            <text:p>900</text:p>
          </table:table-cell>
          <table:table-cell table:formula="of:=[.B30]/[.$B$60]" office:value-type="percentage" office:value="0.0128186867967526" calcext:value-type="percentage">
            <text:p>1,28%</text:p>
          </table:table-cell>
          <table:table-cell table:formula="of:=[.A30]*10" office:value-type="float" office:value="300" calcext:value-type="float">
            <text:p>300</text:p>
          </table:table-cell>
          <table:table-cell table:formula="of:=[.D30]/[.$D$60]" office:value-type="percentage" office:value="0.0169491525423729" calcext:value-type="percentage">
            <text:p>1,69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1]*[.A31]" office:value-type="float" office:value="961" calcext:value-type="float">
            <text:p>961</text:p>
          </table:table-cell>
          <table:table-cell table:formula="of:=[.B31]/[.$B$60]" office:value-type="percentage" office:value="0.0136875089018658" calcext:value-type="percentage">
            <text:p>1,37%</text:p>
          </table:table-cell>
          <table:table-cell table:formula="of:=[.A31]*10" office:value-type="float" office:value="310" calcext:value-type="float">
            <text:p>310</text:p>
          </table:table-cell>
          <table:table-cell table:formula="of:=[.D31]/[.$D$60]" office:value-type="percentage" office:value="0.0175141242937853" calcext:value-type="percentage">
            <text:p>1,75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2]*[.A32]" office:value-type="float" office:value="1024" calcext:value-type="float">
            <text:p>1024</text:p>
          </table:table-cell>
          <table:table-cell table:formula="of:=[.B32]/[.$B$60]" office:value-type="percentage" office:value="0.0145848169776385" calcext:value-type="percentage">
            <text:p>1,46%</text:p>
          </table:table-cell>
          <table:table-cell table:formula="of:=[.A32]*10" office:value-type="float" office:value="320" calcext:value-type="float">
            <text:p>320</text:p>
          </table:table-cell>
          <table:table-cell table:formula="of:=[.D32]/[.$D$60]" office:value-type="percentage" office:value="0.0180790960451977" calcext:value-type="percentage">
            <text:p>1,81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3]*[.A33]" office:value-type="float" office:value="1089" calcext:value-type="float">
            <text:p>1089</text:p>
          </table:table-cell>
          <table:table-cell table:formula="of:=[.B33]/[.$B$60]" office:value-type="percentage" office:value="0.0155106110240706" calcext:value-type="percentage">
            <text:p>1,55%</text:p>
          </table:table-cell>
          <table:table-cell table:formula="of:=[.A33]*10" office:value-type="float" office:value="330" calcext:value-type="float">
            <text:p>330</text:p>
          </table:table-cell>
          <table:table-cell table:formula="of:=[.D33]/[.$D$60]" office:value-type="percentage" office:value="0.0186440677966102" calcext:value-type="percentage">
            <text:p>1,86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4]*[.A34]" office:value-type="float" office:value="1156" calcext:value-type="float">
            <text:p>1156</text:p>
          </table:table-cell>
          <table:table-cell table:formula="of:=[.B34]/[.$B$60]" office:value-type="percentage" office:value="0.0164648910411622" calcext:value-type="percentage">
            <text:p>1,65%</text:p>
          </table:table-cell>
          <table:table-cell table:formula="of:=[.A34]*10" office:value-type="float" office:value="340" calcext:value-type="float">
            <text:p>340</text:p>
          </table:table-cell>
          <table:table-cell table:formula="of:=[.D34]/[.$D$60]" office:value-type="percentage" office:value="0.0192090395480226" calcext:value-type="percentage">
            <text:p>1,92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5]*[.A35]" office:value-type="float" office:value="1225" calcext:value-type="float">
            <text:p>1225</text:p>
          </table:table-cell>
          <table:table-cell table:formula="of:=[.B35]/[.$B$60]" office:value-type="percentage" office:value="0.0174476570289133" calcext:value-type="percentage">
            <text:p>1,74%</text:p>
          </table:table-cell>
          <table:table-cell table:formula="of:=[.A35]*10" office:value-type="float" office:value="350" calcext:value-type="float">
            <text:p>350</text:p>
          </table:table-cell>
          <table:table-cell table:formula="of:=[.D35]/[.$D$60]" office:value-type="percentage" office:value="0.019774011299435" calcext:value-type="percentage">
            <text:p>1,98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6]*[.A36]" office:value-type="float" office:value="1296" calcext:value-type="float">
            <text:p>1296</text:p>
          </table:table-cell>
          <table:table-cell table:formula="of:=[.B36]/[.$B$60]" office:value-type="percentage" office:value="0.0184589089873237" calcext:value-type="percentage">
            <text:p>1,85%</text:p>
          </table:table-cell>
          <table:table-cell table:formula="of:=[.A36]*10" office:value-type="float" office:value="360" calcext:value-type="float">
            <text:p>360</text:p>
          </table:table-cell>
          <table:table-cell table:formula="of:=[.D36]/[.$D$60]" office:value-type="percentage" office:value="0.0203389830508475" calcext:value-type="percentage">
            <text:p>2,03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7]*[.A37]" office:value-type="float" office:value="1369" calcext:value-type="float">
            <text:p>1369</text:p>
          </table:table-cell>
          <table:table-cell table:formula="of:=[.B37]/[.$B$60]" office:value-type="percentage" office:value="0.0194986469163937" calcext:value-type="percentage">
            <text:p>1,95%</text:p>
          </table:table-cell>
          <table:table-cell table:formula="of:=[.A37]*10" office:value-type="float" office:value="370" calcext:value-type="float">
            <text:p>370</text:p>
          </table:table-cell>
          <table:table-cell table:formula="of:=[.D37]/[.$D$60]" office:value-type="percentage" office:value="0.0209039548022599" calcext:value-type="percentage">
            <text:p>2,09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8]*[.A38]" office:value-type="float" office:value="1444" calcext:value-type="float">
            <text:p>1444</text:p>
          </table:table-cell>
          <table:table-cell table:formula="of:=[.B38]/[.$B$60]" office:value-type="percentage" office:value="0.0205668708161231" calcext:value-type="percentage">
            <text:p>2,06%</text:p>
          </table:table-cell>
          <table:table-cell table:formula="of:=[.A38]*10" office:value-type="float" office:value="380" calcext:value-type="float">
            <text:p>380</text:p>
          </table:table-cell>
          <table:table-cell table:formula="of:=[.D38]/[.$D$60]" office:value-type="percentage" office:value="0.0214689265536723" calcext:value-type="percentage">
            <text:p>2,15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9]*[.A39]" office:value-type="float" office:value="1521" calcext:value-type="float">
            <text:p>1521</text:p>
          </table:table-cell>
          <table:table-cell table:formula="of:=[.B39]/[.$B$60]" office:value-type="percentage" office:value="0.0216635806865119" calcext:value-type="percentage">
            <text:p>2,17%</text:p>
          </table:table-cell>
          <table:table-cell table:formula="of:=[.A39]*10" office:value-type="float" office:value="390" calcext:value-type="float">
            <text:p>390</text:p>
          </table:table-cell>
          <table:table-cell table:formula="of:=[.D39]/[.$D$60]" office:value-type="percentage" office:value="0.0220338983050847" calcext:value-type="percentage">
            <text:p>2,20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0]*[.A40]" office:value-type="float" office:value="1600" calcext:value-type="float">
            <text:p>1600</text:p>
          </table:table-cell>
          <table:table-cell table:formula="of:=[.B40]/[.$B$60]" office:value-type="percentage" office:value="0.0227887765275602" calcext:value-type="percentage">
            <text:p>2,28%</text:p>
          </table:table-cell>
          <table:table-cell table:formula="of:=[.A40]*10" office:value-type="float" office:value="400" calcext:value-type="float">
            <text:p>400</text:p>
          </table:table-cell>
          <table:table-cell table:formula="of:=[.D40]/[.$D$60]" office:value-type="percentage" office:value="0.0225988700564972" calcext:value-type="percentage">
            <text:p>2,26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1]*[.A41]" office:value-type="float" office:value="1681" calcext:value-type="float">
            <text:p>1681</text:p>
          </table:table-cell>
          <table:table-cell table:formula="of:=[.B41]/[.$B$60]" office:value-type="percentage" office:value="0.0239424583392679" calcext:value-type="percentage">
            <text:p>2,39%</text:p>
          </table:table-cell>
          <table:table-cell table:formula="of:=[.A41]*10" office:value-type="float" office:value="410" calcext:value-type="float">
            <text:p>410</text:p>
          </table:table-cell>
          <table:table-cell table:formula="of:=[.D41]/[.$D$60]" office:value-type="percentage" office:value="0.0231638418079096" calcext:value-type="percentage">
            <text:p>2,32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2]*[.A42]" office:value-type="float" office:value="1764" calcext:value-type="float">
            <text:p>1764</text:p>
          </table:table-cell>
          <table:table-cell table:formula="of:=[.B42]/[.$B$60]" office:value-type="percentage" office:value="0.0251246261216351" calcext:value-type="percentage">
            <text:p>2,51%</text:p>
          </table:table-cell>
          <table:table-cell table:formula="of:=[.A42]*10" office:value-type="float" office:value="420" calcext:value-type="float">
            <text:p>420</text:p>
          </table:table-cell>
          <table:table-cell table:formula="of:=[.D42]/[.$D$60]" office:value-type="percentage" office:value="0.023728813559322" calcext:value-type="percentage">
            <text:p>2,37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3]*[.A43]" office:value-type="float" office:value="1849" calcext:value-type="float">
            <text:p>1849</text:p>
          </table:table-cell>
          <table:table-cell table:formula="of:=[.B43]/[.$B$60]" office:value-type="percentage" office:value="0.0263352798746617" calcext:value-type="percentage">
            <text:p>2,63%</text:p>
          </table:table-cell>
          <table:table-cell table:formula="of:=[.A43]*10" office:value-type="float" office:value="430" calcext:value-type="float">
            <text:p>430</text:p>
          </table:table-cell>
          <table:table-cell table:formula="of:=[.D43]/[.$D$60]" office:value-type="percentage" office:value="0.0242937853107345" calcext:value-type="percentage">
            <text:p>2,43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4]*[.A44]" office:value-type="float" office:value="1936" calcext:value-type="float">
            <text:p>1936</text:p>
          </table:table-cell>
          <table:table-cell table:formula="of:=[.B44]/[.$B$60]" office:value-type="percentage" office:value="0.0275744195983478" calcext:value-type="percentage">
            <text:p>2,76%</text:p>
          </table:table-cell>
          <table:table-cell table:formula="of:=[.A44]*10" office:value-type="float" office:value="440" calcext:value-type="float">
            <text:p>440</text:p>
          </table:table-cell>
          <table:table-cell table:formula="of:=[.D44]/[.$D$60]" office:value-type="percentage" office:value="0.0248587570621469" calcext:value-type="percentage">
            <text:p>2,49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5]*[.A45]" office:value-type="float" office:value="2025" calcext:value-type="float">
            <text:p>2025</text:p>
          </table:table-cell>
          <table:table-cell table:formula="of:=[.B45]/[.$B$60]" office:value-type="percentage" office:value="0.0288420452926933" calcext:value-type="percentage">
            <text:p>2,88%</text:p>
          </table:table-cell>
          <table:table-cell table:formula="of:=[.A45]*10" office:value-type="float" office:value="450" calcext:value-type="float">
            <text:p>450</text:p>
          </table:table-cell>
          <table:table-cell table:formula="of:=[.D45]/[.$D$60]" office:value-type="percentage" office:value="0.0254237288135593" calcext:value-type="percentage">
            <text:p>2,54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6]*[.A46]" office:value-type="float" office:value="2116" calcext:value-type="float">
            <text:p>2116</text:p>
          </table:table-cell>
          <table:table-cell table:formula="of:=[.B46]/[.$B$60]" office:value-type="percentage" office:value="0.0301381569576983" calcext:value-type="percentage">
            <text:p>3,01%</text:p>
          </table:table-cell>
          <table:table-cell table:formula="of:=[.A46]*10" office:value-type="float" office:value="460" calcext:value-type="float">
            <text:p>460</text:p>
          </table:table-cell>
          <table:table-cell table:formula="of:=[.D46]/[.$D$60]" office:value-type="percentage" office:value="0.0259887005649717" calcext:value-type="percentage">
            <text:p>2,60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7]*[.A47]" office:value-type="float" office:value="2209" calcext:value-type="float">
            <text:p>2209</text:p>
          </table:table-cell>
          <table:table-cell table:formula="of:=[.B47]/[.$B$60]" office:value-type="percentage" office:value="0.0314627545933628" calcext:value-type="percentage">
            <text:p>3,15%</text:p>
          </table:table-cell>
          <table:table-cell table:formula="of:=[.A47]*10" office:value-type="float" office:value="470" calcext:value-type="float">
            <text:p>470</text:p>
          </table:table-cell>
          <table:table-cell table:formula="of:=[.D47]/[.$D$60]" office:value-type="percentage" office:value="0.0265536723163842" calcext:value-type="percentage">
            <text:p>2,66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8]*[.A48]" office:value-type="float" office:value="2304" calcext:value-type="float">
            <text:p>2304</text:p>
          </table:table-cell>
          <table:table-cell table:formula="of:=[.B48]/[.$B$60]" office:value-type="percentage" office:value="0.0328158381996867" calcext:value-type="percentage">
            <text:p>3,28%</text:p>
          </table:table-cell>
          <table:table-cell table:formula="of:=[.A48]*10" office:value-type="float" office:value="480" calcext:value-type="float">
            <text:p>480</text:p>
          </table:table-cell>
          <table:table-cell table:formula="of:=[.D48]/[.$D$60]" office:value-type="percentage" office:value="0.0271186440677966" calcext:value-type="percentage">
            <text:p>2,71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9]*[.A49]" office:value-type="float" office:value="2401" calcext:value-type="float">
            <text:p>2401</text:p>
          </table:table-cell>
          <table:table-cell table:formula="of:=[.B49]/[.$B$60]" office:value-type="percentage" office:value="0.03419740777667" calcext:value-type="percentage">
            <text:p>3,42%</text:p>
          </table:table-cell>
          <table:table-cell table:formula="of:=[.A49]*10" office:value-type="float" office:value="490" calcext:value-type="float">
            <text:p>490</text:p>
          </table:table-cell>
          <table:table-cell table:formula="of:=[.D49]/[.$D$60]" office:value-type="percentage" office:value="0.027683615819209" calcext:value-type="percentage">
            <text:p>2,77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0]*[.A50]" office:value-type="float" office:value="2500" calcext:value-type="float">
            <text:p>2500</text:p>
          </table:table-cell>
          <table:table-cell table:formula="of:=[.B50]/[.$B$60]" office:value-type="percentage" office:value="0.0356074633243128" calcext:value-type="percentage">
            <text:p>3,56%</text:p>
          </table:table-cell>
          <table:table-cell table:formula="of:=[.A50]*10" office:value-type="float" office:value="500" calcext:value-type="float">
            <text:p>500</text:p>
          </table:table-cell>
          <table:table-cell table:formula="of:=[.D50]/[.$D$60]" office:value-type="percentage" office:value="0.0282485875706215" calcext:value-type="percentage">
            <text:p>2,82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1]*[.A51]" office:value-type="float" office:value="2601" calcext:value-type="float">
            <text:p>2601</text:p>
          </table:table-cell>
          <table:table-cell table:formula="of:=[.B51]/[.$B$60]" office:value-type="percentage" office:value="0.037046004842615" calcext:value-type="percentage">
            <text:p>3,70%</text:p>
          </table:table-cell>
          <table:table-cell table:formula="of:=[.A51]*10" office:value-type="float" office:value="510" calcext:value-type="float">
            <text:p>510</text:p>
          </table:table-cell>
          <table:table-cell table:formula="of:=[.D51]/[.$D$60]" office:value-type="percentage" office:value="0.0288135593220339" calcext:value-type="percentage">
            <text:p>2,88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2]*[.A52]" office:value-type="float" office:value="2704" calcext:value-type="float">
            <text:p>2704</text:p>
          </table:table-cell>
          <table:table-cell table:formula="of:=[.B52]/[.$B$60]" office:value-type="percentage" office:value="0.0385130323315767" calcext:value-type="percentage">
            <text:p>3,85%</text:p>
          </table:table-cell>
          <table:table-cell table:formula="of:=[.A52]*10" office:value-type="float" office:value="520" calcext:value-type="float">
            <text:p>520</text:p>
          </table:table-cell>
          <table:table-cell table:formula="of:=[.D52]/[.$D$60]" office:value-type="percentage" office:value="0.0293785310734463" calcext:value-type="percentage">
            <text:p>2,94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3]*[.A53]" office:value-type="float" office:value="2809" calcext:value-type="float">
            <text:p>2809</text:p>
          </table:table-cell>
          <table:table-cell table:formula="of:=[.B53]/[.$B$60]" office:value-type="percentage" office:value="0.0400085457911978" calcext:value-type="percentage">
            <text:p>4,00%</text:p>
          </table:table-cell>
          <table:table-cell table:formula="of:=[.A53]*10" office:value-type="float" office:value="530" calcext:value-type="float">
            <text:p>530</text:p>
          </table:table-cell>
          <table:table-cell table:formula="of:=[.D53]/[.$D$60]" office:value-type="percentage" office:value="0.0299435028248588" calcext:value-type="percentage">
            <text:p>2,99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4]*[.A54]" office:value-type="float" office:value="2916" calcext:value-type="float">
            <text:p>2916</text:p>
          </table:table-cell>
          <table:table-cell table:formula="of:=[.B54]/[.$B$60]" office:value-type="percentage" office:value="0.0415325452214784" calcext:value-type="percentage">
            <text:p>4,15%</text:p>
          </table:table-cell>
          <table:table-cell table:formula="of:=[.A54]*10" office:value-type="float" office:value="540" calcext:value-type="float">
            <text:p>540</text:p>
          </table:table-cell>
          <table:table-cell table:formula="of:=[.D54]/[.$D$60]" office:value-type="percentage" office:value="0.0305084745762712" calcext:value-type="percentage">
            <text:p>3,05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5]*[.A55]" office:value-type="float" office:value="3025" calcext:value-type="float">
            <text:p>3025</text:p>
          </table:table-cell>
          <table:table-cell table:formula="of:=[.B55]/[.$B$60]" office:value-type="percentage" office:value="0.0430850306224185" calcext:value-type="percentage">
            <text:p>4,31%</text:p>
          </table:table-cell>
          <table:table-cell table:formula="of:=[.A55]*10" office:value-type="float" office:value="550" calcext:value-type="float">
            <text:p>550</text:p>
          </table:table-cell>
          <table:table-cell table:formula="of:=[.D55]/[.$D$60]" office:value-type="percentage" office:value="0.0310734463276836" calcext:value-type="percentage">
            <text:p>3,11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6]*[.A56]" office:value-type="float" office:value="3136" calcext:value-type="float">
            <text:p>3136</text:p>
          </table:table-cell>
          <table:table-cell table:formula="of:=[.B56]/[.$B$60]" office:value-type="percentage" office:value="0.0446660019940179" calcext:value-type="percentage">
            <text:p>4,47%</text:p>
          </table:table-cell>
          <table:table-cell table:formula="of:=[.A56]*10" office:value-type="float" office:value="560" calcext:value-type="float">
            <text:p>560</text:p>
          </table:table-cell>
          <table:table-cell table:formula="of:=[.D56]/[.$D$60]" office:value-type="percentage" office:value="0.031638418079096" calcext:value-type="percentage">
            <text:p>3,16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7]*[.A57]" office:value-type="float" office:value="3249" calcext:value-type="float">
            <text:p>3249</text:p>
          </table:table-cell>
          <table:table-cell table:formula="of:=[.B57]/[.$B$60]" office:value-type="percentage" office:value="0.0462754593362769" calcext:value-type="percentage">
            <text:p>4,63%</text:p>
          </table:table-cell>
          <table:table-cell table:formula="of:=[.A57]*10" office:value-type="float" office:value="570" calcext:value-type="float">
            <text:p>570</text:p>
          </table:table-cell>
          <table:table-cell table:formula="of:=[.D57]/[.$D$60]" office:value-type="percentage" office:value="0.0322033898305085" calcext:value-type="percentage">
            <text:p>3,22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8]*[.A58]" office:value-type="float" office:value="3364" calcext:value-type="float">
            <text:p>3364</text:p>
          </table:table-cell>
          <table:table-cell table:formula="of:=[.B58]/[.$B$60]" office:value-type="percentage" office:value="0.0479134026491953" calcext:value-type="percentage">
            <text:p>4,79%</text:p>
          </table:table-cell>
          <table:table-cell table:formula="of:=[.A58]*10" office:value-type="float" office:value="580" calcext:value-type="float">
            <text:p>580</text:p>
          </table:table-cell>
          <table:table-cell table:formula="of:=[.D58]/[.$D$60]" office:value-type="percentage" office:value="0.0327683615819209" calcext:value-type="percentage">
            <text:p>3,28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9]*[.A59]" office:value-type="float" office:value="3481" calcext:value-type="float">
            <text:p>3481</text:p>
          </table:table-cell>
          <table:table-cell table:formula="of:=[.B59]/[.$B$60]" office:value-type="percentage" office:value="0.0495798319327731" calcext:value-type="percentage">
            <text:p>4,96%</text:p>
          </table:table-cell>
          <table:table-cell table:formula="of:=[.A59]*10" office:value-type="float" office:value="590" calcext:value-type="float">
            <text:p>590</text:p>
          </table:table-cell>
          <table:table-cell table:formula="of:=[.D59]/[.$D$60]" office:value-type="percentage" office:value="0.0333333333333333" calcext:value-type="percentage">
            <text:p>3,33%</text:p>
          </table:table-cell>
        </table:table-row>
        <table:table-row table:style-name="ro1">
          <table:table-cell table:style-name="Default"/>
          <table:table-cell table:formula="of:=SUM([.B1:.B59])" office:value-type="float" office:value="70210" calcext:value-type="float">
            <text:p>70210</text:p>
          </table:table-cell>
          <table:table-cell table:formula="of:=SUM([.C1:.C59])" office:value-type="percentage" office:value="1" calcext:value-type="percentage">
            <text:p>100,00%</text:p>
          </table:table-cell>
          <table:table-cell table:formula="of:=SUM([.D1:.D59])" office:value-type="float" office:value="17700" calcext:value-type="float">
            <text:p>17700</text:p>
          </table:table-cell>
          <table:table-cell table:style-name="Default"/>
        </table:table-row>
        <table:table-row table:style-name="ro1">
          <table:table-cell table:style-name="Default" table:number-columns-repeated="2"/>
          <table:table-cell table:formula="of:=SUM([.C30:.C59])" office:value-type="percentage" office:value="0.878151260504202" calcext:value-type="percentage">
            <text:p>87,82%</text:p>
          </table:table-cell>
          <table:table-cell table:style-name="Default"/>
          <table:table-cell table:formula="of:=SUM([.E30:.E59])" office:value-type="percentage" office:value="0.754237288135593" calcext:value-type="percentage">
            <text:p>75,4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2:30:50.383896123</meta:creation-date>
    <dc:date>2017-04-29T23:09:26.085555066</dc:date>
    <meta:editing-duration>PT23M25S</meta:editing-duration>
    <meta:editing-cycles>1</meta:editing-cycles>
    <meta:document-statistic meta:table-count="1" meta:cell-count="300" meta:object-count="0"/>
    <meta:generator>LibreOffice/4.2.8.2$Linux_X86_64 LibreOffice_project/420m0$Build-2</meta:generator>
  </office:meta>
</office:document-meta>
</file>